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1" style:master-page-name="Standard">
      <style:paragraph-properties style:page-number="auto"/>
      <style:text-properties fo:language="en" fo:country="US"/>
    </style:style>
    <style:style style:name="P2" style:family="paragraph" style:parent-style-name="Standard">
      <style:text-properties fo:language="en" fo:country="US"/>
    </style:style>
    <style:style style:name="P3" style:family="paragraph" style:parent-style-name="Standard">
      <style:paragraph-properties fo:margin-left="0.5in" fo:margin-right="0in" fo:text-align="justify" style:justify-single-word="false" fo:text-indent="0in" style:auto-text-indent="false"/>
    </style:style>
    <style:style style:name="P4" style:family="paragraph" style:parent-style-name="Standard">
      <style:paragraph-properties fo:margin-left="0in" fo:margin-right="0in" fo:text-align="justify" style:justify-single-word="false" fo:text-indent="0.5in" style:auto-text-indent="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language="en" fo:country="U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CSI vs SATA</text:h>
      <text:p text:style-name="Standard">крис касперски ака мыщъх <text:span text:style-name="T1">noemail</text:span></text:p>
      <text:p text:style-name="P2"/>
      <text:p text:style-name="P3"><text:span text:style-name="T5">часть рынка жестких дисков и оптических накопителей принадлежит интерфейсу </text:span><text:span text:style-name="T2">ATA</text:span><text:span text:style-name="T5">/</text:span><text:span text:style-name="T2">ATAPI</text:span><text:span text:style-name="T5"> (он же </text:span><text:span text:style-name="T2">IDE</text:span><text:span text:style-name="T5">), часть – </text:span><text:span text:style-name="T2">SCSI</text:span><text:span text:style-name="T5">. изменит ли появление </text:span><text:span text:style-name="T2">SATA</text:span><text:span text:style-name="T5"> расстановку сил или нет? мы не можем предсказывать будущее, но все же попытаемся ответить на этот вопрос, беспристрастно сравнив функциональные возможности обоих интерфейсов</text:span></text:p>
      <text:h text:style-name="Heading_20_2" text:outline-level="2">введение</text:h>
      <text:p text:style-name="P4">Священные войны вокруг <text:span text:style-name="T1">SCSI</text:span> и <text:span text:style-name="T1">ATA</text:span>-интерфейсов ведутся уже давно. Последние ревизии <text:span text:style-name="T1">ATA</text:span>-стандарта по своим функциональным возможностям вплотную приближаются к <text:span text:style-name="T1">SCSI</text:span>, однако, до полной победы еще далеко. <text:span text:style-name="T1">SCSI</text:span>, изначально проектируемый по правилу правой руки (закрываем цены и смотрим на товары), прочно обосновался на серверном рынке и уходить с него не собирается. <text:span text:style-name="T1">ATA</text:span>, напротив, задумывался как максимальное дешевое решение для однопользовательских маломощных машин и несмотря на все усовершенствования и нововведения последних лет, остается идеологически ущербленным интерфейсом. Это все равно, что пытаться переделать Запорожец в Мерседес!</text:p>
      <text:p text:style-name="P4">С другой стороны, если возможности <text:span text:style-name="T1">ATA</text:span> покрывают ваши потребности с головой, зачем платить больше?</text:p>
      <text:h text:style-name="Heading_20_2" text:outline-level="2">вавилонская башня технологий</text:h>
      <text:p text:style-name="P4"><text:span text:style-name="T1">SCSI</text:span>, <text:span text:style-name="T1">ATA</text:span>, <text:span text:style-name="T1">ATAPI</text:span>, <text:span text:style-name="T1">IDE</text:span>, <text:span text:style-name="T1">EIDE</text:span>… в этом ворохе аббревиатур даже матерому специалисту не так-то просто разобраться. Но мы все же попробуем!</text:p>
      <text:p text:style-name="P4"/>
      <text:p text:style-name="P4"><text:span text:style-name="T2">SCSI</text:span> расшифровывается как <text:span text:style-name="T3">S</text:span><text:span text:style-name="T4">mall</text:span><text:span text:style-name="T7"> </text:span><text:span text:style-name="T3">C</text:span><text:span text:style-name="T4">omputer</text:span><text:span text:style-name="T7"> </text:span><text:span text:style-name="T3">S</text:span><text:span text:style-name="T4">ystem</text:span><text:span text:style-name="T7"> </text:span><text:span text:style-name="T3">I</text:span><text:span text:style-name="T4">nterface</text:span><text:span text:style-name="T7"> </text:span>(Системный Интерфейс Малых Компьютеров) и конструктивно представляет собой интеллектуальный контроллер, интегрированный непосредственно в само периферийное устройство и поддерживающий унифицированный набор управляющих команд, общий для всех устройств данного типа. Фактически <text:span text:style-name="T1">SCSI</text:span>-контроллер это миникомпьютер, по мощности сопоставимый с <text:span text:style-name="T1">Intel </text:span>80486. Во времена становления <text:span text:style-name="T1">SCSI</text:span> это было отчаянно смелым решением и огромным шагом вперед. До этого, всякое устройство имело свою собственную систему команд, ориентированную на выполнение элементарных операций (как-то: включить/выключить двигатель, прочитать индексную метку, переместить головку на следующую дорожку и т. д.). Это не только затрудняло программирование, но и требовало переделки контроллера даже при незначительных конструктивных изменениях периферийного устройства.</text:p>
      <text:p text:style-name="P4"><text:span text:style-name="T1">SCSI</text:span>-устройства имеют единую схему логической адресации, независящую от физической геометрии устройства, и высокоуровневую систему команд (так-то: прочитать сектор или группу секторов, начать воспроизведение аудио диска). Получив команду, устройство ставит ее в очередь и освобождает шину, а инициатор запроса (которым может быть как центральный компьютер, так и другое <text:span text:style-name="T1">SCSI</text:span>-устройство) переключается на решение другой задачи. Обработав запрос, устройство вновь повторяет захват шины и пересылает данные инициатору, уведомляя его об этом через механизм прерываний. Таким образом, шина эффективно используется несколькими устройствами и время простоя центрального процессора сводится к минимуму.</text:p>
      <text:p text:style-name="P4">Электрически <text:span text:style-name="T1">SCSI</text:span>-интерфейс представляет собой либо обыкновенный многожильный кабель, либо оптоволокно. На этот счет существует множество конкурирующих стандартов, подробно рассматривать которые не имеет смысла. Достаточно сказать, что физическая скорость передачи в последних версиях <text:span text:style-name="T1">SCSI</text:span>-стандарта полностью удовлетворяет потребности реально существующих устройств, оставляя солидный задел на будущее. Некоторые из электрических интерфейсов поддерживают длину кабеля до 25 метров и горячую замену устройств без выключения питания, однако, утверждение, что все <text:span text:style-name="T1">SCSI</text:span>-диски можно перетыкать на лету неверно и чревато смертельными (для диска) последствиями. Максимальное количество устройств на шине так же различно и варьируется от одного электрического интерфейса к другому. В среднем на шину можно повестить 7 или 15 устройств, не сильно проигрывая в скорости передачи данных.</text:p>
      <text:p text:style-name="P4">Для подключения <text:span text:style-name="T1">SCSI</text:span>-контроллера к центральному процессору необходимо установить достаточно сложный (и поэтому весьма дорогостоящий) <text:span text:style-name="T1">SCSI</text:span>-контроллер, что несколько ограничивает сферу его применения.</text:p>
      <text:p text:style-name="P4"/>
      <text:p text:style-name="P4"><text:span text:style-name="T2">ATA</text:span> расшифровывается как <text:span text:style-name="T3">A</text:span><text:span text:style-name="T4">dvanced</text:span><text:span text:style-name="T7"> </text:span><text:span text:style-name="T3">T</text:span><text:span text:style-name="T4">echnology</text:span><text:span text:style-name="T7"> </text:span><text:span text:style-name="T3">A</text:span><text:span text:style-name="T4">ttachment</text:span> (соединение для <text:span text:style-name="T1">AT</text:span> машин) и история его возникновения тесно связна с фирмой <text:span text:style-name="T1">IBM</text:span> и компьютерами типа <text:span text:style-name="T1">AT</text:span>. Для преодоления ограничений, свойственных интерфейсу с <text:span text:style-name="T1">MFM</text:span>-накопителями, использовавшимися в <text:span text:style-name="T1">IBM XT</text:span>, компания поручила комитету X3T10 (<text:span text:style-name="T1">www</text:span>.<text:span text:style-name="T1">t</text:span>10.<text:span text:style-name="T1">org</text:span>) разработку нового индустриального стандарта и комитет с ней справился на славу, отголоски которой дошли до наших дней, пускай и в сильно измененном виде. Впрочем, никаких революционных идей комитет не предложил, оградившись интеграцией стандартного контроллера жесткого диска непосредственно с самим устройством, соединенным параллельным шлейфом с не менее стандартной <text:span text:style-name="T1">ISA</text:span> шиной. Так вот почему <text:span text:style-name="T1">ATA</text:span>-контроллеры такие дешевые и простые! Фактически они включают в себя микросхему буферной памяти и дешифратор адреса. Разумеется, современные <text:span text:style-name="T1">ATA</text:span>-контролеры существенно усложнились, но не настолько существенно, чтобы подорожать.</text:p>
      <text:p text:style-name="P4">Тем не менее, даже первая версия стандарта обнаруживает много общих черт со <text:span text:style-name="T1">SCSI</text:span>. Это и интегрированный контроллер, и унифицированный набор команд (пускай и не такой богатый как в <text:span text:style-name="T1">SCSI</text:span>), и возможность совместной работы нескольких устройств на шине. Но здесь нет ни "прозрачной" схемы адресации, ни механизма отложенного выполнения команд, ни тем более очереди запросов, да и максимальное количество устройств на шине равняется всего двум, причем в каждый момент времени может работать только одно устройство, а другое вынуждено ожидает освобождения шины, которая освобождалась только после завершения цикла обмена. Передав команду на чтение сектора, процессор непрерывно опрашивает специальный порт, в котором устройство выставляет флаг готовности данных, пословно (!) считываемые процессором через порт ввода/вывода. Впрочем, в однозадачных системах тех дней это не казалось дикостью, ведь переключиться на выполнение другой задачи процессор все равно не мог, поскольку задача была всего одна.</text:p>
      <text:p text:style-name="P4">Между тем, аппаратные мощности процессоров непрерывно росли и на <text:span text:style-name="T1">IBM PC</text:span> начали возникать первые многозадачные системы. Как следствие, во второй ревизии стандарта, получившей кодовое наименование <text:span text:style-name="T1">ATA</text:span>-2, появилась поддержка режима <text:span text:style-name="T1">DMA</text:span>. Теперь, передав команду на чтение сектора, процессор мог спокойно переключатся на другую задачу, перекладывая заботу о дисковой подсистеме на <text:span text:style-name="T1">ATA</text:span>-контроллер. В последующих ревизиях, скорость передачи по физическому интерфейсу увеличилась аж до 100 Мб/с, появилась прозрачная логическая адресация (а вместе с ней и поддержка жестких дисков большого объема) и наконец – расширение <text:span text:style-name="T1">ATA</text:span>, прозванное <text:span text:style-name="T2">ATAPI</text:span> (<text:span text:style-name="T3">ATA</text:span><text:span text:style-name="T6"> </text:span><text:span text:style-name="T3">P</text:span><text:span text:style-name="T4">acked</text:span><text:span text:style-name="T7"> </text:span><text:span text:style-name="T3">I</text:span><text:span text:style-name="T4">nterface</text:span><text:span text:style-name="T1"> </text:span>– пакетный интерфейс <text:span text:style-name="T1">ATA</text:span>), реализующий туже самую схему обмена командными пакетами, что и <text:span text:style-name="T1">SCSI</text:span>.</text:p>
      <text:p text:style-name="P4">Кстати говоря, операционные системы семейства <text:span text:style-name="T1">Windows</text:span>, абстрагируются от особенностей конкретного интерфейса, всегда работая с <text:span text:style-name="T1">ATA</text:span>-устройствами как со <text:span text:style-name="T1">SCSI</text:span>. Специальный компонент системы, называемый <text:span text:style-name="T1">SCSIlizer</text:span>, автоматически транслирует <text:span text:style-name="T1">SCSI</text:span>-запросы в команды <text:span text:style-name="T1">ATA</text:span>-накопителя, что значительно упрощает его программирование. К сожалению, всеми вкусностями истинного <text:span text:style-name="T1">SCSI</text:span> воспользоваться так и не удается, в частности отсутствует возможность прямого обмена данными между <text:span text:style-name="T1">ATA</text:span>-накопителями и приходится гонять их через центральный процессор.</text:p>
      <text:p text:style-name="P4">Последние версии <text:span text:style-name="T1">ATA</text:span> обеспечивают контроль целостности передачи по интерфейсному кабелю, значительно увеличивая его пропускную способность, и включают в себя некоторую пародию на планировщик. Однако, воспользоваться им все равно не удается, поскольку наличие второго устройства на шине многократно уменьшает скорость передачи данных и для достижения адекватной производительности каждое устройство должно быть подключено к своему контроллеру, а таких контроллеров на подавляющем большинстве материнских плат всего два.</text:p>
      <text:p text:style-name="P4"><text:span text:style-name="T2">SATA</text:span><text:span text:style-name="T5"> </text:span>(<text:span text:style-name="T3">S</text:span><text:span text:style-name="T4">erial</text:span><text:span text:style-name="T7"> </text:span><text:span text:style-name="T3">ATA</text:span><text:span text:style-name="T1"> </text:span>– последовательный <text:span text:style-name="T1">ATA</text:span>) представляет собой новый электрический интерфейс вокруг старого <text:span text:style-name="T1">ATA</text:span>. Теперь вместо широкого шлейфа используется тонкий шнурок, соединяющий одно-единственное устройство со своим портом. Максимальна длина шнурка и скорость передачи существенно увеличены, однако, на жизни большинства пользователей это никак не отражается – нам и прежней длины за глаза хватало. Что же до скорости передачи… винчестеры еще предыдущую <text:span text:style-name="T1">ATA</text:span>-ревизию не до конца использовали. Количество подключаемых устройств по прежнему невелико (один <text:span text:style-name="T1">SATA</text:span>-порт – оно <text:span text:style-name="T1">SATA</text:span>-устройство, а таких портов на материнских платах раз-два и обчелся). В общем, со <text:span text:style-name="T1">SCSI</text:span> ему не тягаться. Правда, появилась возможность горячей замены дисков, но для домашних компьютеров она некритична (ну разве вы повыпендриваться перед девушкой хотите). Если же оставить технические подробности в стороне и взглянуть на <text:span text:style-name="T1">SATA</text:span> с этической точки зрения, то худшего интерфейса, наверно, не существует. Сознанный внутри секретного общества, <text:span text:style-name="T1">SATA</text:span> является <text:span text:style-name="T6">закрытым</text:span> стандартом и нормальная техническая документация доступа только его членам. В открытом доступе находится только устаревшая информация, представляющая интерес разве что для студентов и еще журналистов, щеголяющих умными словами, но не объясняющими: что они обозначают. Тем не менее, никто не сомневается, что будущее принадлежит <text:span text:style-name="T1">SATA</text:span>. Ходят<text:span text:style-name="T1"> </text:span>непроверенные<text:span text:style-name="T1"> </text:span>слухи<text:span text:style-name="T1">, </text:span>что<text:span text:style-name="T1"> "…</text:span><text:span text:style-name="T3">the SATA "secret society" is working with the Serial Attached SCSI (SAS) committee(s) to also replace SCSI</text:span><text:span text:style-name="T1">" (</text:span>с<text:span text:style-name="T1">) Hale Landis. </text:span>(<text:span text:style-name="T7">секретное общество </text:span><text:span text:style-name="T4">SATA</text:span><text:span text:style-name="T7"> сотрудничает с </text:span><text:span text:style-name="T4">SAS</text:span><text:span text:style-name="T7"> комитетами по замене </text:span><text:span text:style-name="T4">SCSI</text:span><text:span text:style-name="T7"> на </text:span><text:span text:style-name="T4">SATA</text:span>). Сплошной мрак в общем…</text:p>
      <text:p text:style-name="P4"/>
      <text:p text:style-name="P4"><text:span text:style-name="T2">IDE</text:span> расшифровывается как <text:span text:style-name="T3">I</text:span><text:span text:style-name="T4">ntegrated</text:span><text:span text:style-name="T7"> </text:span><text:span text:style-name="T3">D</text:span><text:span text:style-name="T4">evice</text:span><text:span text:style-name="T7"> </text:span><text:span text:style-name="T3">E</text:span><text:span text:style-name="T4">lectronic</text:span><text:span text:style-name="T7"> </text:span>(Интегрированное Электронное Устройство) и де-факто является синонимом <text:span text:style-name="T1">ATA</text:span>, хотя в девичестве обозначало не более чем интеграцию устройства с контролером, а ныне переродилось в торговую марку, практически полностью вытеснившую аббревиатуру <text:span text:style-name="T1">ATA</text:span> из употребления. На<text:span text:style-name="T1"> </text:span>сайте<text:span text:style-name="T1"> www.ata-atapi.com </text:span>об<text:span text:style-name="T1"> </text:span>этом<text:span text:style-name="T1"> </text:span>прямо<text:span text:style-name="T1"> </text:span>так<text:span text:style-name="T1"> </text:span>и<text:span text:style-name="T1"> </text:span>говорят<text:span text:style-name="T1">: "</text:span><text:span text:style-name="T3">ATA and ATAPI are the real names for the mass storage device interface that is frequently called IDE and EIDE. IDE and EIDE are mostly used by marketing people who do not know what they are selling and by writers for magazines who do not know what they are writing abou</text:span><text:span text:style-name="T4">t</text:span><text:span text:style-name="T1">" (</text:span><text:span text:style-name="T4">ATA </text:span><text:span text:style-name="T7">и</text:span><text:span text:style-name="T4"> ATAPI </text:span><text:span text:style-name="T7">это</text:span><text:span text:style-name="T4"> </text:span><text:span text:style-name="T7">действительные</text:span><text:span text:style-name="T4"> </text:span><text:span text:style-name="T7">имена</text:span><text:span text:style-name="T4"> </text:span><text:span text:style-name="T7">интерфейсов</text:span><text:span text:style-name="T4"> </text:span><text:span text:style-name="T7">массовых</text:span><text:span text:style-name="T4"> </text:span><text:span text:style-name="T7">дисковых</text:span><text:span text:style-name="T4"> </text:span><text:span text:style-name="T7">накопителей</text:span><text:span text:style-name="T4">, </text:span><text:span text:style-name="T7">часто</text:span><text:span text:style-name="T4"> </text:span><text:span text:style-name="T7">называемые</text:span><text:span text:style-name="T4"> </text:span><text:span text:style-name="T7">как</text:span><text:span text:style-name="T4"> IDE </text:span><text:span text:style-name="T7">и</text:span><text:span text:style-name="T4"> EIDE. IDE</text:span><text:span text:style-name="T7"> и </text:span><text:span text:style-name="T4">EIDE</text:span><text:span text:style-name="T7"> главным образом используются продавцами, которые не ведают, чем торгуют и журналистами, которые пишут сами не знают о чем</text:span>).</text:p>
      <text:h text:style-name="Heading_20_2" text:outline-level="2">смертельная схватка</text:h>
      <text:p text:style-name="P4">Самый главный недостаток <text:span text:style-name="T1">ATA</text:span>/<text:span text:style-name="T1">SATA</text:span>-интерфейсов, который до сих пор не преодолен – это ограниченное количество подключаемых устройств. До тех пор пока вы довольствуетесь одним жестким дисков и одним приводом <text:span text:style-name="T1">CD</text:span>/<text:span text:style-name="T1">DVD</text:span>-<text:span text:style-name="T1">ROM</text:span>, никаких проблем не возникает, но если вы захотите воткнуть два винчестера, один <text:span text:style-name="T1">CD</text:span>-<text:span text:style-name="T1">ROM</text:span>, один <text:span text:style-name="T1">CD</text:span>-<text:span text:style-name="T1">RW</text:span> и один <text:span text:style-name="T1">DVD</text:span>-<text:span text:style-name="T1">ROM</text:span>, вам остается лишь посочувствовать.</text:p>
      <text:p text:style-name="P4"><text:soft-page-break/>Дисковые массивы, состоящие из нескольких винчестеров, на <text:span text:style-name="T1">ATA</text:span>-контроллерах нереализуемы в принципе, т. к. каждое устройство требует своего контроллера, а каждый контроллер своего канала <text:span text:style-name="T1">DMA</text:span> и <text:span text:style-name="T1">IRQ</text:span>. К тому же, отсутствие нормального планировщика отрицательно сказывается на производительности дисковой подсистемы (особенно на беспорядочных запросах) и усложняет ее программирование (при возникновении какой бы то ни было ошибки, вся очередь сбрасывается, а это значит, что инициатору запросов требуется хранить ее копию, тщательно отслеживания все изменения). Короче говоря, нормальных <text:span text:style-name="T1">RAID</text:span>-контроллеров ни под <text:span text:style-name="T1">ATA</text:span>, ни под <text:span text:style-name="T1">SATA</text:span>-накопители нет и по-видимому никогда не будет. Модели, представленные на рынке, сильно смахивают на пионерские разработки, сделанные в попыках и содержат большое количество фатальных ошибок, часто приводящих к необратимой порче данных. Пользоваться им даже в домашних целях категорически не рекомендуется. Разумеется, никакие физические законы не препятствуют созданию правильного <text:span text:style-name="T1">RAID</text:span>-контроллера с поддержкой <text:span text:style-name="T1">ATA</text:span>/<text:span text:style-name="T1">SATA</text:span>, но… фирмы-производители просто не хотят вкладывать в это деньги и до тех пор, пока в <text:span text:style-name="T1">ATA</text:span>/<text:span text:style-name="T1">SATA</text:span> не появится полноценный планировщик очереди запросов – и не вложат.</text:p>
      <text:p text:style-name="P4">С другой стороны, для подключения <text:span text:style-name="T1">SCSI</text:span>-устройств требуется приобрести весьма дорогостоящий контроллер (нормальные контроллеры стоят от 100$, те же, что интегрированы в материнские платы в большинстве своем оставляют довольно мрачные впечатления). Причем, различных электрических интерфейсов у <text:span text:style-name="T1">SCSI</text:span> намного больше, чем у <text:span text:style-name="T1">ATA</text:span> и они намного хуже совместимы. Процедура подключения устройства тоже не из легких и перемычек на плате контроллера намного больше одной. Неправильно же выставленные перемычки могут стоит и устройству, и контроллеру жизни. Установка <text:span text:style-name="T1">SCSI</text:span>-драйверов практически никогда не обходится без танцев с бубном и многие из этих драйверов содержат ошибки, приводящие к порче всех хранящихся данных… Словом, пытаться настроить <text:span text:style-name="T1">SCSI</text:span>-устройство без надлежащей подготовки могут только самоубийцы.</text:p>
      <text:h text:style-name="Heading_20_2" text:outline-level="2">заключение</text:h>
      <text:p text:style-name="P4">Для домашнего использования (если только количество подключенных устройств не очень велико) лучше всего использовать <text:span text:style-name="T1">ATA</text:span>/<text:span text:style-name="T1">SATA</text:span>-накопители. Тоже самое относится и к серверам, обслуживающих локальные сети небольших организаций. Высокопроизводительные рабочие станции и сервера с внушительными дисковыми массивами однозначно выбирают <text:span text:style-name="T1">SCS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4-07-09T04:12:00</dc:date>
    <meta:editing-cycles>323</meta:editing-cycles>
    <meta:editing-duration>PT6H20M</meta:editing-duration>
    <meta:document-statistic meta:table-count="0" meta:image-count="0" meta:object-count="0" meta:page-count="2" meta:paragraph-count="25" meta:word-count="1679" meta:character-count="12914" meta:non-whitespace-character-count="11252"/>
    <meta:generator>LibreOffice/5.2.3.3$Linux_X86_64 LibreOffice_project/20m0$Build-3</meta:generator>
  </office:meta>
</office:document-meta>
</file>